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svg:font-family="Courier" style:font-adornments="Normal"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UTT ClearlyU Alternate Glyphs Wide" svg:font-family="'MUTT ClearlyU Alternate Glyphs Wide'"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MUTT ClearlyU Alternate Glyphs Wide1" svg:font-family="'MUTT ClearlyU Alternate Glyphs Wide'" style:font-family-generic="system" style:font-pitch="variable"/>
  </office:font-face-decls>
  <office:automatic-styles>
    <style:style style:name="P1" style:family="paragraph" style:parent-style-name="Standard" style:master-page-name="">
      <style:paragraph-properties style:page-number="auto"/>
      <style:text-properties style:font-name="Courier New1" fo:font-size="11pt" officeooo:rsid="000947d6" officeooo:paragraph-rsid="000947d6" style:font-size-asian="11pt" style:font-size-complex="11pt"/>
    </style:style>
    <style:style style:name="P2" style:family="paragraph" style:parent-style-name="Standard">
      <style:text-properties style:font-name="Courier New1" fo:font-size="11pt" officeooo:rsid="000947d6" officeooo:paragraph-rsid="000947d6" style:font-size-asian="11pt" style:font-size-complex="11pt"/>
    </style:style>
    <style:style style:name="P3" style:family="paragraph" style:parent-style-name="Standard">
      <style:text-properties style:font-name="Courier New1" fo:font-size="11pt" officeooo:rsid="000947d6" officeooo:paragraph-rsid="000b2c71" style:font-size-asian="11pt" style:font-size-complex="11pt"/>
    </style:style>
    <style:style style:name="P4" style:family="paragraph" style:parent-style-name="Standard">
      <style:text-properties style:font-name="Courier New1" fo:font-size="11pt" officeooo:rsid="000b2c71" officeooo:paragraph-rsid="000b2c71" style:font-size-asian="11pt" style:font-size-complex="11pt"/>
    </style:style>
    <style:style style:name="P5" style:family="paragraph" style:parent-style-name="Header">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0896c6" style:font-style-asian="italic" style:font-style-complex="italic"/>
    </style:style>
    <style:style style:name="T3" style:family="text">
      <style:text-properties fo:font-style="italic" officeooo:rsid="000947d6" style:font-style-asian="italic" style:font-style-complex="italic"/>
    </style:style>
    <style:style style:name="T4" style:family="text">
      <style:text-properties officeooo:rsid="000947d6"/>
    </style:style>
    <style:style style:name="T5" style:family="text">
      <style:text-properties officeooo:rsid="000b2c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tsherr Fachhauser stand am Fenster, des Stadthaus im Ratsviertel von Weißenegg, das seit fünf Generationen der Familie gehörte und stets an den Nachfolger im Rat weitervererbt wurde. Er erinnerte sich sehr genau daran, wie er vor nun schon neunzehn Jahren in eben diesem Raum gestanden hatte, sein inzwischen verstorbener Vater an seinem Platz und er dort, in der Mitte des Raums, schutzlos und ausgeliefert. Wenig hatte sich in den fast zwei Jahrzehnten verändert, der Sessel in dem heute, wie damals, seine Mutter saß, war vor drei Jahren nach der aktuellen Mode mit einem dezenten Blumenmuster bespannt. Ratsherr Fachhauser wusste noch genau, dass er damals blau gestreift gewesen war und dass seine Mutter ein farblich passendes, marineblaues Chiffonkleid getragen hatte. Heute waren Stoff und Farbe alten Matronen vorbehalten, weswegen der Sessel neu bezogen wurde und seine Mutter zu einem Standesgemäßen zweiteiligen Kostüm aus festem Taft gewechselt ist, auf dem Unicolor das selbe Blütenmuster schimmerte.</text:p>
      <text:p text:style-name="P2">Ansonsten hatte sich nur die Dekoration verändert. Das Haus lag nach wie vor fest in der Hand der Frau Mutter, die ihre Schwiegertochter selten ausreden ließ, geschweige den nach der Meinung fragte.</text:p>
      <text:p text:style-name="P2">Der markanteste Unterschied bestand wohl darin, dass Gregor Fachhauser, der sechzehnjährige Sohn des Ratsherrn, dort in der Mitte des Raumes stand, um sich von eben dem Loszusagen, worum sein Vater vor neunzehn Jahren gekämpft hat.</text:p>
      <text:p text:style-name="P2">„Ihr könnt mir den Erbteil nicht verweigern, Vater, außer ihr beweist meine Unmündigkeit, was mich auf der Stelle für einen Ratsposten disqualifizieren würde“, erklärte Gregor sachlich. Da war keine Angst, keine Wut, kein Ehrgeiz. Gregor stand ruhig da, das lange Haar provokativ offen, wohl wissend, dass es seinen <text:soft-page-break/>Vater rasend machte.</text:p>
      <text:p text:style-name="P2">„Aber ich kann dafür sorgen, dass dich in Aiskaland noch nicht einmal die Tempelwache aufnimmt“, zischte der Ratsherr, fast schon unbeherrscht, wie es im Zusammenhang mit seinem Sohn oft der Fall war.</text:p>
      <text:p text:style-name="P2">„Ihr wollt ganz öffentlich verhindern, dass Euer Sohn in den Dienst des Staates eintritt?“, fragte Gregor weiter, als würde er auswendiggelerntes aufsagen.</text:p>
      <text:p text:style-name="P2">„Dein Platz ist im Rat, dort hast du deinen Dienst zu leisten! Für den Staat und deine Familie“, verlangte Fachhauser mit Nachdruck, seine Stimme wurde lauter, obwohl er es zu verhindern suchte. Gregor sah nicht weg, senkte den Blick nicht, blieb ruhig. Eine weitere Provokation. Gregor wusste, dass sein Vater diesen Blick nicht erwidern konnte. Stets sprach der Ratsherr gegen Wände, selbst wenn er sich recht unbefangen mit seinem Sohn unterhielt, er konnte ihm nicht in die Augen sehen. In die hellen, blauen Augen, kalt wie das Eis der Kraysee, hoch im Westen, in Holm, der Heimat von Greta, Gregors Mutter. Gregor hatte das dunkle Haar des Vaters, seine Statur, seine Magische Signatur, aber seine Augen waren die von Greta. Die Augen die Fachhauser einst so fasziniert hatten, die Augen die ihn verführt hatten und ihn, seit dem Tag, an dem er ihr seinen Namen gab, verspotteten. </text:p>
      <text:p text:style-name="P2">„So mag es sein, Vater, doch ich bin im Sabbatjahr, weder darf ich dem Rat beiwohnen, noch ein Studium beginnen, womit soll ich meine Zeit bis dahin also verbringen, mit dem Rumhuren?“ </text:p>
      <text:p text:style-name="P3">Emil Fachhausers Rücken versteifte sich, er presste die Zähne aufeinander, auf das sich die Haut über seinen Wangen spannte. Er wurde blass und seine dunklen Augen verfinsterten sich noch mehr. Wenn es seinem Stand, als Ratsherr nicht widersprochen hätte, zu <text:soft-page-break/>Körperlichkeiten zu greifen, hätte er Gregor mit der bloßen Hand geohrfeigt. Stattdessen bildete er mit den Fingern eine Rune und verhärtete die Luft um den jungen Mann. Gregor sackte unter dem plötzlichen Gewicht leicht zusammen, doch andere wären wohl in die Knie gegangen. Das atmen fiel ihm schwer und aus seiner Nase floss träge ein roter Rinnsal hervor. Emil Fachhauser trat näher, <text:span text:style-name="T5">ergriff Gregors Arm den dieser selbst nicht mehr rühren konnte und wischte ihm mit dem Ärmel die Nase.</text:span></text:p>
      <text:p text:style-name="P3">„<text:span text:style-name="T5">Blut“, sagte er leise und hielt Gregor den beschmutzten Ärmel vors Gesicht. „Blut, mein Sohn, ist Macht. Nicht nur bei obskuren Ritualen in denen Hühner und anderes Kleinvieh geschlachtet werden, sondern vor allem im Augenblick der Geburt.“</text:span></text:p>
      <text:p text:style-name="P4">Mit einer schlichten Handbewegung ließ der Ratsherr einen kleinen Flakon erscheinen und drehte das Glas vorsichtig zwischen den Fingern. </text:p>
      <text:p text:style-name="P4">„Ein paar Tropfen Blut, aus der Nabelschnur genügen und ein Mensch wird zu Eigentum. Immer und überall aufspürbar, man kann ihn lähmen, betäuben, töten“, dozierte er, ließ die kleine Flasche wieder verschwinden und ergriff erneut Gregors blutigen Ärmel. „<text:span text:style-name="T4">Du bist mein Eigentum“, zischte er Gregor bedrohlich zu. „Ich habe teuer für dich bezahlt und ich werde dich so verwenden, wie es mir beliebt. Geh, tobe dich aus. Ein Jahr lang, vielleicht zwei, wenn sie dich nicht eh zum Teufel jagen. Doch dann wirst du zurückkehren, mit gesenktem Kopf und voller Demut und tun was ich dir sage.“</text:span></text:p>
      <text:p text:style-name="P2">Er löste den Zauber.</text:p>
      <text:p text:style-name="P2">„Du kannst nicht fliehen, dich nirgends verstecken. Wenn du nur eine Minute länger als zwei Wochen untertauchst werde ich dir ganze Armeen hinterherschicken, ich werde dich finden und selbst wenn du in den Höllenschlund hinabsteigen solltest. Du wirst mir <text:soft-page-break/>dienen, nicht trotz deines Widerstandes, sondern gerade deswegen!“</text:p>
      <text:p text:style-name="P2">Emil Fachhauser drehte sich um und schickte seinen Sohn mit einer wegwerfende Handbewegung fort. Gregor verbeugte sich steif, mehr vor der Großmutter, die schweigend zugehört hatte, als vor dem Vater, dann trat er hinaus und man hörte sein wütendes Schnauben, eh sich die Tür hinter ihm schloss. </text:p>
      <text:p text:style-name="P2">Die Ratsherrenmutter strich über das Familienbuch das auf ihrem Schoss lag und legte es dann langsam ausatmend auf den kleinen Beistelltisch. </text:p>
      <text:p text:style-name="P2">„Wenn Jonathan noch leben würde“, sagte sie schwermütig.</text:p>
      <text:p text:style-name="P2">„Was dann?“ Emil Fachhauser wirbelte herum, seine Augen funkelten vor Zorn. „Was wäre dann, Mutter? Würdest du ihn zu meinem Erben einsetzen? Oder ihm mein Amt noch zu Lebzeiten übereignen? Sag gleich, dass Emalie den Ratsitz übernehmen soll! Ich habe alles getan, was diese Familie von mir erwartet hat, ich habe geheiratet, weil Vater es verlangte, ich habe Recht studiert, weil Vater es verlangte, ich habe in dieser stinkenden Kanzlei meine gesamte Jugend verbracht. Die Würden des Rates wurden mir nicht gegeben, wie es mir zugestanden hätte, ich habe sie mir selbst erarbeitet und wenn das nicht genug ist, dann werde ich dir beweisen Mutter, dass auch Gregor seine Pflichten annehmen wird.“</text:p>
      <text:p text:style-name="P2">Die Ratsherrenmutter blieb bei Emils erregten Worten ungerührt sitzen, trotz ihrer Sechzig Jahre, gerade wie eine Kerze und elegant wie eine Zwanzigjährige.</text:p>
      <text:p text:style-name="P2">„Contenance, Emil, Contenance“, mahnte sie ihren Sohn unbeeindruc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svg:font-family="Courier" style:font-adornments="Normal"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UTT ClearlyU Alternate Glyphs Wide" svg:font-family="'MUTT ClearlyU Alternate Glyphs Wide'"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MUTT ClearlyU Alternate Glyphs Wide1" svg:font-family="'MUTT ClearlyU Alternate Glyphs Wide'"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T1" style:family="text">
      <style:text-properties fo:font-style="italic" officeooo:rsid="000896c6"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0947d6"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attland</text:span><text:span text:style-name="MT2">: </text:span><text:span text:style-name="MT3">Wie der Vater ...</text:span><text:tab/><text:tab/>Seite <text:page-number text:select-page="current">4</text:page-number> von <text:page-count>4</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Normseite</dc:title>
    <dc:subject>LIESMICH und Bespiel zur OO Writer Vorlage Normseite</dc:subject>
    <meta:creation-date>2015-10-31T10:27:22.279072808</meta:creation-date>
    <meta:editing-cycles>3</meta:editing-cycles>
    <meta:editing-duration>PT8M7S</meta:editing-duration>
    <dc:date>2017-07-27T16:38:03.913518324</dc:date>
    <meta:document-statistic meta:table-count="0" meta:image-count="0" meta:object-count="0" meta:page-count="4" meta:paragraph-count="21" meta:word-count="1055" meta:character-count="6720" meta:non-whitespace-character-count="5680"/>
    <meta:user-defined meta:name="Info 1"/>
    <meta:user-defined meta:name="Info 2"/>
    <meta:user-defined meta:name="Info 3"/>
    <meta:user-defined meta:name="Info 4"/>
  </office:meta>
</office:document-meta>
</file>